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700000025B023446C.png" manifest:media-type="image/png"/>
  <manifest:file-entry manifest:full-path="Pictures/10000000000006440000024315FB16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4e8e" officeooo:paragraph-rsid="001d4e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T1" style:family="text">
      <style:text-properties officeooo:rsid="001eab63"/>
    </style:style>
    <style:style style:name="T2" style:family="text">
      <style:text-properties officeooo:rsid="00444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Д<text:span text:style-name="T1">3 </text:span><text:span text:style-name="T2">2</text:span><text:span text:style-name="T1"> КПМА (БДЗ </text:span><text:span text:style-name="T2">5</text:span><text:span text:style-name="T1"> МА)</text:span></text:p>
      <text:p text:style-name="P1"/>
      <text:p text:style-name="P1"><draw:frame draw:style-name="fr1" draw:name="Image1" text:anchor-type="char" svg:x="0.0272in" svg:y="0in" svg:width="5.5764in" svg:height="2.0134in" draw:z-index="0"><draw:image xlink:href="Pictures/10000000000006440000024315FB16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><draw:frame draw:style-name="fr1" draw:name="Image2" text:anchor-type="char" svg:x="0in" svg:y="0.1189in" svg:width="5.6654in" svg:height="0.2874in" draw:z-index="1"><draw:image xlink:href="Pictures/10000000000002D700000025B023446C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7:20.589165198</meta:creation-date>
    <dc:date>2026-03-06T21:38:11.890522918</dc:date>
    <meta:editing-duration>PT4H3M41S</meta:editing-duration>
    <meta:editing-cycles>36</meta:editing-cycles>
    <meta:generator>LibreOffice/24.2.7.2$Linux_X86_64 LibreOffice_project/420$Build-2</meta:generator>
    <meta:document-statistic meta:table-count="0" meta:image-count="2" meta:object-count="0" meta:page-count="1" meta:paragraph-count="4" meta:word-count="6" meta:character-count="24" meta:non-whitespace-character-count="16"/>
  </office:meta>
</office:document-meta>
</file>